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7462" officeooo:paragraph-rsid="0020746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2b963a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officeooo:rsid="002b6d2a"/>
    </style:style>
    <style:style style:name="T7" style:family="text">
      <style:text-properties officeooo:rsid="002b96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7">mark M7-4: “To unban Janszokoloko1” as completed, removing the resulting regulation (SR14, regulating on CotS oversight when they rejoin for the first time) as its redundant now.</text:span>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Eldegron</text:p>
      <text:p text:style-name="P1"/>
      <text:p text:style-name="P1"/>
      <text:p text:style-name="P1"/>
      <text:p text:style-name="P4"><text:span text:style-name="T1">[</text:span><text:span text:style-name="T2">Motion 52-18: To mark M7-4 as completed and remove the regulatio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57:52.774444963</dc:date>
    <meta:editing-duration>PT6M22S</meta:editing-duration>
    <meta:editing-cycles>20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69" meta:character-count="450" meta:non-whitespace-character-count="389"/>
  </office:meta>
</office:document-meta>
</file>